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7291666865348816in"/>
    </style:style>
    <style:style style:name="co2" style:family="table-column">
      <style:table-column-properties fo:break-before="auto" style:column-width="0.7291666865348816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1868055555555555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quantity">
      <style:table-properties table:display="true" style:writing-mode="lr-tb"/>
    </style:style>
    <style:style style:name="ta3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items</text:p>
          </table:table-cell>
          <table:table-cell office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1022"/>
        </table:table-row>
        <calcext:conditional-formats/>
      </table:table>
      <table:table table:name="quantity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1">
          <table:table-cell office:value-type="string">
            <text:p>Quantity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calcext:conditional-formats/>
      </table:table>
      <text:variable-decls/>
      <text:user-field-decls/>
    </office:spreadsheet>
  </office:body>
  <office:scripts/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-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₹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₹ -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₹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-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₹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₹ -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₹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items" style:display-name="PageStyle_item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quantity" style:display-name="PageStyle_quantity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http://pypi.python.org/pypi/ezodf/0.1.0$Python3.9.12 (main, Apr  4 2022, 05:22:27) [MSC v.1916 64 bit (AMD64)]</meta:generator>
    <meta:creation-date>2022-09-08T14:17:21Z</meta:creation-date>
    <dc:date>2022-09-09T01:57:25.983392</dc:date>
    <meta:document-statistic/>
    <meta:editing-cycles>1</meta:editing-cycles>
  </office:meta>
</office:document-meta>
</file>